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97cm" fo:break-before="auto" fo:break-after="auto" table:align="margins" style:writing-mode="lr-tb"/>
    </style:style>
    <style:style style:name="Tableau2.A" style:family="table-column">
      <style:table-column-properties style:column-width="12.804cm" style:rel-column-width="44405*"/>
    </style:style>
    <style:style style:name="Tableau2.B" style:family="table-column">
      <style:table-column-properties style:column-width="2.6cm" style:rel-column-width="9016*"/>
    </style:style>
    <style:style style:name="Tableau2.C" style:family="table-column">
      <style:table-column-properties style:column-width="3.493cm" style:rel-column-width="12114*"/>
    </style:style>
    <style:style style:name="Tableau2.1" style:family="table-row">
      <style:table-row-properties style:min-row-height="1.194cm"/>
    </style:style>
    <style:style style:name="Tableau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Monospace" fo:font-size="10pt" fo:font-style="normal" style:text-underline-style="none" fo:font-weight="normal" officeooo:rsid="0023f72f" style:text-blinking="false" fo:background-color="#e8f2fe" style:font-size-asian="10pt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ato" fo:font-size="11pt" fo:font-style="normal" style:text-underline-style="none" fo:font-weight="normal" officeooo:rsid="0079cb33" officeooo:paragraph-rsid="0079cb33" style:text-blinking="false" fo:background-color="transparent" style:font-size-asian="11pt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ato" fo:font-size="11pt" fo:font-style="normal" style:text-underline-style="none" fo:font-weight="normal" officeooo:rsid="0079cb33" officeooo:paragraph-rsid="0079cb33" style:text-blinking="false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ato" fo:font-size="11pt" fo:font-style="normal" style:text-underline-style="none" fo:font-weight="normal" officeooo:rsid="007b22e1" officeooo:paragraph-rsid="007b22e1" style:text-blinking="false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0pt" officeooo:rsid="0079cb33" officeooo:paragraph-rsid="0079cb33" style:font-size-asian="10pt"/>
    </style:style>
    <style:style style:name="P7" style:family="paragraph" style:parent-style-name="Table_20_Contents">
      <style:paragraph-properties fo:text-align="center" style:justify-single-word="false"/>
      <style:text-properties style:font-name="Lato" fo:font-size="10pt" officeooo:rsid="007ce2a0" officeooo:paragraph-rsid="007ce2a0" style:font-size-asian="10pt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Lato" fo:font-size="11pt" fo:font-weight="bold" officeooo:rsid="00555d4d" officeooo:paragraph-rsid="0079cb33" fo:background-color="transparent" style:font-size-asian="11pt" style:font-weight-asian="bold" style:font-size-complex="11pt" style:font-weight-complex="bold"/>
    </style:style>
    <style:style style:name="P9" style:family="paragraph" style:parent-style-name="Table_20_Heading">
      <style:text-properties fo:color="#000000" style:font-name="Lato" fo:font-size="11pt" officeooo:paragraph-rsid="0079cb33" fo:background-color="transparent" style:font-size-asian="11pt" style:font-size-complex="11pt"/>
    </style:style>
    <style:style style:name="P10" style:family="paragraph" style:parent-style-name="Table_20_Heading">
      <style:paragraph-properties fo:text-align="start" style:justify-single-word="false"/>
      <style:text-properties style:font-name="Lato" fo:font-size="11pt" fo:font-weight="normal" officeooo:rsid="0079cb33" officeooo:paragraph-rsid="0079cb33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Monospace" fo:font-size="10pt" fo:font-weight="normal" officeooo:rsid="0017bf77" officeooo:paragraph-rsid="00555d4d" fo:background-color="#e8f2fe" style:font-size-asian="10pt" style:font-weight-asian="normal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-color="#3465a4"/>
      <style:paragraph-properties fo:text-align="center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59f742"/>
    </style:style>
    <style:style style:name="T2" style:family="text">
      <style:text-properties fo:font-weight="bold" style:font-weight-asian="bold" style:font-size-complex="11pt" style:font-weight-complex="bold"/>
    </style:style>
    <style:style style:name="T3" style:family="text">
      <style:text-properties style:font-size-complex="11pt"/>
    </style:style>
    <style:style style:name="T4" style:family="text">
      <style:text-properties officeooo:rsid="007ce2a0"/>
    </style:style>
    <style:style style:name="T5" style:family="text">
      <style:text-properties officeooo:rsid="00813432"/>
    </style:style>
    <style:style style:name="T6" style:family="text">
      <style:text-properties officeooo:rsid="00824a98"/>
    </style:style>
    <style:style style:name="T7" style:family="text">
      <style:text-properties officeooo:rsid="0084ac9b"/>
    </style:style>
    <style:style style:name="T8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-color="#3465a4" draw:textarea-horizontal-align="justify" draw:textarea-vertical-align="middle" draw:auto-grow-height="false" fo:min-height="0.914cm" fo:min-width="18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custom-shape text:anchor-type="paragraph" draw:z-index="0" draw:name="Forme5" draw:style-name="gr1" draw:text-style-name="P13" svg:width="18.892cm" svg:height="1.01cm" svg:x="-0.002cm" svg:y="0.088cm"><text:p text:style-name="P12"><text:span text:style-name="T8">RAPPORT D’ERREUR FEC [YEAR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2"/>
      <text:p text:style-name="P3"><text:span text:style-name="T3">Exercice comptable </text:span><text:span text:style-name="T2">[YEAR]</text:span><text:span text:style-name="T3"> du [STARTED_ON] au [STOPPED_ON]</text:span></text:p>
      <text:p text:style-name="P4"/>
      <text:p text:style-name="P5"><text:span text:style-name="T7">[ERRORS_ENTRIES_COUNT]</text:span> écritures avec au moins une erreurs ci-dessous <text:span text:style-name="T6">sur [GLOBAL_ENTRIES_COUNT] écritures au sein de l’exercice.</text:span>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P9">Nom d<text:span text:style-name="T1">u test</text:span></text:p>
            </table:table-cell>
            <table:table-cell table:style-name="Tableau2.A1" office:value-type="string">
              <text:p text:style-name="P8">Nombre <text:span text:style-name="T4">d’écritures concernées</text:span></text:p>
            </table:table-cell>
            <table:table-cell table:style-name="Tableau2.C1" office:value-type="string">
              <text:p text:style-name="P8">% <text:span text:style-name="T4">d’écritures concernées / total des écritures</text:span></text:p>
            </table:table-cell>
          </table:table-row>
        </table:table-header-rows>
        <table:table-row>
          <table:table-cell table:style-name="Tableau2.A2" office:value-type="string">
            <text:p text:style-name="P10"><text:s/>[ERROR]</text:p>
          </table:table-cell>
          <table:table-cell table:style-name="Tableau2.B2" office:value-type="string">
            <text:p text:style-name="P6">[VALUE]</text:p>
          </table:table-cell>
          <table:table-cell table:style-name="Tableau2.C2" office:value-type="string">
            <text:p text:style-name="P7">[PERCENT] %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14cm" fo:margin-right="1.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 DORIE</meta:initial-creator>
    <meta:creation-date>2018-09-04T11:33:07.321643310</meta:creation-date>
    <meta:generator>LibreOffice/6.0.7.3$Linux_X86_64 LibreOffice_project/00m0$Build-3</meta:generator>
    <dc:date>2021-03-19T18:37:27.156279695</dc:date>
    <meta:editing-duration>PT5H10M56S</meta:editing-duration>
    <meta:editing-cycles>42</meta:editing-cycles>
    <meta:document-statistic meta:table-count="1" meta:image-count="0" meta:object-count="0" meta:page-count="1" meta:paragraph-count="8" meta:word-count="39" meta:character-count="298" meta:non-whitespace-character-count="266"/>
  </office:meta>
</office:document-meta>
</file>